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9177b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9177b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officeooo:paragraph-rsid="001397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9">Internal Shipment</text:p>
      <text:p text:style-name="P10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9177b"/>
    </style:style>
    <style:style style:name="MP2" style:family="paragraph" style:parent-style-name="Footer">
      <style:paragraph-properties fo:text-align="center" style:justify-single-word="false"/>
      <style:text-properties officeooo:paragraph-rsid="0019177b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initial-creator>Bertrand Chenal</meta:initial-creator>
    <meta:creation-date>2009-03-26T13:54:48</meta:creation-date>
    <dc:date>2015-07-31T15:21:19.308941263</dc:date>
    <meta:editing-cycles>57</meta:editing-cycles>
    <meta:editing-duration>PT7H16M54S</meta:editing-duration>
    <meta:document-statistic meta:table-count="1" meta:image-count="0" meta:object-count="0" meta:page-count="2" meta:paragraph-count="30" meta:word-count="65" meta:character-count="761" meta:non-whitespace-character-count="726"/>
    <meta:user-defined meta:name="Info 1"/>
    <meta:user-defined meta:name="Info 2"/>
    <meta:user-defined meta:name="Info 3"/>
    <meta:user-defined meta:name="Info 4"/>
  </office:meta>
</office:document-meta>
</file>